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2" style:family="table-cell" style:data-style-name="N0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1a5cb8" officeooo:paragraph-rsid="001a5cb8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a5cb8" officeooo:paragraph-rsid="001a5cb8" style:font-size-asian="9pt" style:font-weight-asian="bold" style:font-size-complex="9pt" style:font-weight-complex="bold"/>
    </style:style>
    <style:style style:name="P26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7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8" style:family="paragraph" style:parent-style-name="List_20_Paragraph" style:list-style-name="WWNum4">
      <style:paragraph-properties fo:line-height="105%" fo:text-align="justify" style:justify-single-word="false"/>
    </style:style>
    <style:style style:name="P29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b4848" style:font-name-asian="Calibri1" style:font-size-asian="10pt" style:font-weight-asian="normal" style:font-size-complex="11pt" style:font-weight-complex="normal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b4848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b4848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a5cb8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>Guayaquil, 30 de noviembre del 2020.</text:p>
      <text:p text:style-name="P3"/>
      <text:p text:style-name="P3"/>
      <text:p text:style-name="P3">Señores</text:p>
      <text:p text:style-name="P6">MARISCOS DEL ECUADOR MARECUADOR CIA. LTD</text:p>
      <text:p text:style-name="P5">El cambio, Av. Ferroviaria y Av. Panamericana Km 7</text:p>
      <text:p text:style-name="P5">Teléfono: 07-299 2344 / 07-299 2458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2622100764" text:style-name="WWNum4">
        <text:list-item>
          <text:p text:style-name="P28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92.031,46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0956980660691" text:continue-numbering="true" text:style-name="WWNum4">
        <text:list-item>
          <text:p text:style-name="P28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0956903946739" text:continue-numbering="true" text:style-name="WWNum4">
        <text:list-item>
          <text:p text:style-name="P29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2">JOSE <text:span text:style-name="T13">XAVIER ORBEA ARELLANO</text:span></text:p>
      <text:p text:style-name="P31">Presidente</text:p>
      <text:p text:style-name="P30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7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830">
            <text:p text:style-name="P22">75830</text:p>
          </table:table-cell>
          <table:table-cell table:style-name="Tabla1.A2" office:value-type="string">
            <text:p text:style-name="P23">2021.08.11</text:p>
          </table:table-cell>
          <table:table-cell table:style-name="Tabla1.B2" office:value-type="float" office:value="137975">
            <text:p text:style-name="P23">137975</text:p>
          </table:table-cell>
          <table:table-cell table:style-name="Tabla1.B2" office:value-type="float" office:value="10620">
            <text:p text:style-name="P22">10620</text:p>
          </table:table-cell>
          <table:table-cell table:style-name="Tabla1.B2" office:value-type="float" office:value="10434.15">
            <text:p text:style-name="P22">10434.15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898">
            <text:p text:style-name="P22">75898</text:p>
          </table:table-cell>
          <table:table-cell table:style-name="Tabla1.A2" office:value-type="string">
            <text:p text:style-name="P23">2021.08.17</text:p>
          </table:table-cell>
          <table:table-cell table:style-name="Tabla1.B2" office:value-type="float" office:value="138073">
            <text:p text:style-name="P23">138073</text:p>
          </table:table-cell>
          <table:table-cell table:style-name="Tabla1.B2" office:value-type="float" office:value="11069.67">
            <text:p text:style-name="P22">11069.67</text:p>
          </table:table-cell>
          <table:table-cell table:style-name="Tabla1.B2" office:value-type="float" office:value="10875.95">
            <text:p text:style-name="P22">10875.95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899">
            <text:p text:style-name="P22">75899</text:p>
          </table:table-cell>
          <table:table-cell table:style-name="Tabla1.A2" office:value-type="string">
            <text:p text:style-name="P23">2021.08.17</text:p>
          </table:table-cell>
          <table:table-cell table:style-name="Tabla1.B2" office:value-type="float" office:value="138075">
            <text:p text:style-name="P23">138075</text:p>
          </table:table-cell>
          <table:table-cell table:style-name="Tabla1.B2" office:value-type="float" office:value="4436.25">
            <text:p text:style-name="P22">4436.25</text:p>
          </table:table-cell>
          <table:table-cell table:style-name="Tabla1.B2" office:value-type="float" office:value="4358.62">
            <text:p text:style-name="P22">4358.62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900">
            <text:p text:style-name="P22">75900</text:p>
          </table:table-cell>
          <table:table-cell table:style-name="Tabla1.A2" office:value-type="string">
            <text:p text:style-name="P23">2021.08.17</text:p>
          </table:table-cell>
          <table:table-cell table:style-name="Tabla1.B2" office:value-type="float" office:value="138074">
            <text:p text:style-name="P23">138074</text:p>
          </table:table-cell>
          <table:table-cell table:style-name="Tabla1.B2" office:value-type="float" office:value="4484.4">
            <text:p text:style-name="P22">4484.4</text:p>
          </table:table-cell>
          <table:table-cell table:style-name="Tabla1.B2" office:value-type="float" office:value="4405.92">
            <text:p text:style-name="P22">4405.92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177">
            <text:p text:style-name="P22">76177</text:p>
          </table:table-cell>
          <table:table-cell table:style-name="Tabla1.A2" office:value-type="string">
            <text:p text:style-name="P23">2021.09.07</text:p>
          </table:table-cell>
          <table:table-cell table:style-name="Tabla1.B2" office:value-type="float" office:value="138396">
            <text:p text:style-name="P23">138396</text:p>
          </table:table-cell>
          <table:table-cell table:style-name="Tabla1.B2" office:value-type="float" office:value="11280">
            <text:p text:style-name="P22">11280</text:p>
          </table:table-cell>
          <table:table-cell table:style-name="Tabla1.B2" office:value-type="float" office:value="11082.6">
            <text:p text:style-name="P22">11082.6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197">
            <text:p text:style-name="P22">76197</text:p>
          </table:table-cell>
          <table:table-cell table:style-name="Tabla1.A2" office:value-type="string">
            <text:p text:style-name="P23">2021.09.09</text:p>
          </table:table-cell>
          <table:table-cell table:style-name="Tabla1.B2" office:value-type="float" office:value="138395">
            <text:p text:style-name="P23">138395</text:p>
          </table:table-cell>
          <table:table-cell table:style-name="Tabla1.B2" office:value-type="float" office:value="4856.25">
            <text:p text:style-name="P22">4856.25</text:p>
          </table:table-cell>
          <table:table-cell table:style-name="Tabla1.B2" office:value-type="float" office:value="4771.27">
            <text:p text:style-name="P22">4771.27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326">
            <text:p text:style-name="P22">76326</text:p>
          </table:table-cell>
          <table:table-cell table:style-name="Tabla1.A2" office:value-type="string">
            <text:p text:style-name="P23">2021.09.20</text:p>
          </table:table-cell>
          <table:table-cell table:style-name="Tabla1.B2" office:value-type="float" office:value="138587">
            <text:p text:style-name="P23">138587</text:p>
          </table:table-cell>
          <table:table-cell table:style-name="Tabla1.B2" office:value-type="float" office:value="4940.76">
            <text:p text:style-name="P22">4940.76</text:p>
          </table:table-cell>
          <table:table-cell table:style-name="Tabla1.B2" office:value-type="float" office:value="4854.3">
            <text:p text:style-name="P22">4854.3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329">
            <text:p text:style-name="P22">76329</text:p>
          </table:table-cell>
          <table:table-cell table:style-name="Tabla1.A2" office:value-type="string">
            <text:p text:style-name="P23">2021.09.21</text:p>
          </table:table-cell>
          <table:table-cell table:style-name="Tabla1.B2" office:value-type="float" office:value="138588">
            <text:p text:style-name="P23">138588</text:p>
          </table:table-cell>
          <table:table-cell table:style-name="Tabla1.B2" office:value-type="float" office:value="4980.16">
            <text:p text:style-name="P22">4980.16</text:p>
          </table:table-cell>
          <table:table-cell table:style-name="Tabla1.B2" office:value-type="float" office:value="4893.01">
            <text:p text:style-name="P22">4893.01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410">
            <text:p text:style-name="P22">76410</text:p>
          </table:table-cell>
          <table:table-cell table:style-name="Tabla1.A2" office:value-type="string">
            <text:p text:style-name="P23">2021.09.27</text:p>
          </table:table-cell>
          <table:table-cell table:style-name="Tabla1.B2" office:value-type="float" office:value="138613">
            <text:p text:style-name="P23">138613</text:p>
          </table:table-cell>
          <table:table-cell table:style-name="Tabla1.B2" office:value-type="float" office:value="9900">
            <text:p text:style-name="P22">9900</text:p>
          </table:table-cell>
          <table:table-cell table:style-name="Tabla1.B2" office:value-type="float" office:value="9726.75">
            <text:p text:style-name="P22">9726.75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438">
            <text:p text:style-name="P22">76438</text:p>
          </table:table-cell>
          <table:table-cell table:style-name="Tabla1.A2" office:value-type="string">
            <text:p text:style-name="P23">2021.09.29</text:p>
          </table:table-cell>
          <table:table-cell table:style-name="Tabla1.B2" office:value-type="float" office:value="138737">
            <text:p text:style-name="P23">138737</text:p>
          </table:table-cell>
          <table:table-cell table:style-name="Tabla1.B2" office:value-type="float" office:value="27103.2">
            <text:p text:style-name="P22">27103.2</text:p>
          </table:table-cell>
          <table:table-cell table:style-name="Tabla1.B2" office:value-type="float" office:value="26628.89">
            <text:p text:style-name="P22">26628.89</text:p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5">TOTAL</text:p>
          </table:table-cell>
          <table:table-cell table:style-name="Tabla1.B2" office:value-type="float" office:value="92031.46">
            <text:p text:style-name="P24">92031.46</text:p>
          </table:table-cell>
        </table:table-row>
        <table:table-row table:style-name="Tabla1.1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24</meta:editing-cycles>
    <meta:creation-date>2020-12-02T05:52:00</meta:creation-date>
    <dc:date>2021-11-30T12:09:54.902107012</dc:date>
    <meta:editing-duration>PT3H51M53S</meta:editing-duration>
    <meta:generator>LibreOffice/6.4.7.2$Linux_X86_64 LibreOffice_project/40$Build-2</meta:generator>
    <meta:document-statistic meta:table-count="1" meta:image-count="0" meta:object-count="0" meta:page-count="2" meta:paragraph-count="92" meta:word-count="366" meta:character-count="2479" meta:non-whitespace-character-count="21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